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E0EB1B6BAB40AA98.png" manifest:media-type="image/png"/>
  <manifest:file-entry manifest:full-path="Pictures/10000201000001AD00000200E7400A9C58EC1BB9.png" manifest:media-type="image/png"/>
  <manifest:file-entry manifest:full-path="Pictures/100006E000000B2200000B224A7D100C74591262.svg" manifest:media-type="image/svg+xml"/>
  <manifest:file-entry manifest:full-path="Pictures/1000020100000093000000938987C1B08B95583B.png" manifest:media-type="image/png"/>
  <manifest:file-entry manifest:full-path="Pictures/100002010000009300000093A3B23DAC982F9064.png" manifest:media-type="image/png"/>
  <manifest:file-entry manifest:full-path="Pictures/1000079000000B2200000B2201DED56A1B0DAE6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dddddd" draw:textarea-horizontal-align="justify" draw:textarea-vertical-align="middle" draw:auto-grow-height="false" fo:min-height="4.335cm" fo:min-width="5.6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4" style:family="graphic" style:parent-style-name="standard">
      <style:graphic-properties svg:stroke-color="#3399ff" draw:fill-color="#3399ff" draw:textarea-horizontal-align="justify" draw:textarea-vertical-align="middle" draw:auto-grow-height="false" fo:min-height="1.751cm" fo:min-width="0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objectwithoutfill">
      <style:graphic-properties svg:stroke-color="#009900" draw:fill="none" draw:textarea-vertical-align="middle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605cm" svg:height="5.081cm" svg:x="9.653cm" svg:y="3.288cm">
          <text:p text:style-name="P1"/>
          <text:p text:style-name="P1">SafeCollection</text:p>
          <text:p text:style-name="P1">Regulated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536cm" svg:height="4.081cm" svg:x="9.685cm" svg:y="3.997cm">
          <draw:image xlink:href="Pictures/100006E000000B2200000B224A7D100C74591262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Data Store</text:p>
          </draw:image>
          <draw:image xlink:href="Pictures/100002010000009300000093A3B23DAC982F9064.png" xlink:type="simple" xlink:show="embed" xlink:actuate="onLoad"/>
        </draw:frame>
        <draw:frame draw:name="InternetOfThings_AWSIoT_policy.svg" draw:style-name="gr2" draw:text-style-name="P1" draw:layer="layout" svg:width="2.642cm" svg:height="3.049cm" svg:x="13.21cm" svg:y="4.558cm">
          <draw:image xlink:href="Pictures/1000079000000B2200000B2201DED56A1B0DAE6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Policies</text:p>
          </draw:image>
          <draw:image xlink:href="Pictures/1000020100000093000000938987C1B08B95583B.png" xlink:type="simple" xlink:show="embed" xlink:actuate="onLoad"/>
          <svg:title>InternetOfThings</svg:title>
        </draw:frame>
        <draw:frame draw:style-name="gr2" draw:text-style-name="P1" draw:layer="layout" svg:width="2.54cm" svg:height="2.54cm" svg:x="2.795cm" svg:y="4.051cm">
          <draw:image xlink:href="Pictures/10000201000000C8000000C8E0EB1B6BAB40AA9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Analyst</text:p>
          </draw:image>
        </draw:frame>
        <draw:line draw:style-name="gr3" draw:text-style-name="P3" draw:layer="layout" svg:x1="5.081cm" svg:y1="5.575cm" svg:x2="10.669cm" svg:y2="5.575cm">
          <text:p text:style-name="P1">Export</text:p>
          <text:p text:style-name="P1">Request(1)</text:p>
        </draw:line>
        <draw:custom-shape draw:style-name="gr1" draw:text-style-name="P2" draw:layer="layout" svg:width="6.605cm" svg:height="5.081cm" svg:x="9.652cm" svg:y="9.905cm">
          <text:p text:style-name="P1"/>
          <text:p text:style-name="P1">SafeCollection</text:p>
          <text:p text:style-name="P1">Public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536cm" svg:height="4.081cm" svg:x="9.907cm" svg:y="10.905cm">
          <draw:image xlink:href="Pictures/100006E000000B2200000B224A7D100C74591262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Data Store</text:p>
          </draw:image>
          <draw:image xlink:href="Pictures/100002010000009300000093A3B23DAC982F9064.png" xlink:type="simple" xlink:show="embed" xlink:actuate="onLoad"/>
        </draw:frame>
        <draw:frame draw:name="InternetOfThings_AWSIoT_policy.svg" draw:style-name="gr2" draw:text-style-name="P1" draw:layer="layout" svg:width="2.642cm" svg:height="3.049cm" svg:x="13.209cm" svg:y="11.428cm">
          <draw:image xlink:href="Pictures/1000079000000B2200000B2201DED56A1B0DAE6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Policies</text:p>
          </draw:image>
          <draw:image xlink:href="Pictures/1000020100000093000000938987C1B08B95583B.png" xlink:type="simple" xlink:show="embed" xlink:actuate="onLoad"/>
          <svg:title>InternetOfThings</svg:title>
        </draw:frame>
        <draw:custom-shape draw:style-name="gr4" draw:text-style-name="P4" draw:layer="layout" svg:width="0.762cm" svg:height="2.286cm" svg:x="11.176cm" svg:y="7.874cm">
          <text:p text:style-name="P1"/>
          <text:p text:style-name="P1">Export(3)</text:p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1.684cm" svg:y1="8.382cm" svg:x2="20.828cm" svg:y2="8.382cm">
          <text:p text:style-name="P1">Initiate</text:p>
          <text:p text:style-name="P1">Export(2)</text:p>
        </draw:line>
        <draw:frame draw:style-name="gr2" draw:text-style-name="P1" draw:layer="layout" svg:width="2.385cm" svg:height="2.847cm" svg:x="20.729cm" svg:y="6.604cm">
          <draw:image xlink:href="Pictures/10000201000001AD00000200E7400A9C58EC1BB9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Steward</text:p>
          </draw:image>
        </draw:frame>
        <draw:line draw:style-name="gr6" draw:text-style-name="P3" draw:layer="layout" svg:x1="10.922cm" svg:y1="12.954cm" svg:x2="4.064cm" svg:y2="12.954cm">
          <text:p/>
        </draw:line>
        <draw:line draw:style-name="gr7" draw:text-style-name="P3" draw:layer="layout" svg:x1="4.064cm" svg:y1="12.954cm" svg:x2="4.064cm" svg:y2="7.366cm">
          <text:p/>
        </draw:line>
        <draw:frame draw:style-name="gr8" draw:text-style-name="P5" draw:layer="layout" svg:width="3.81cm" svg:height="2.384cm" svg:x="4.318cm" svg:y="12.094cm">
          <draw:text-box>
            <text:p>Access</text:p>
            <text:p>Results(4)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00:41:00.964327432</meta:creation-date>
    <dc:date>2017-06-08T00:54:19.571184615</dc:date>
    <meta:editing-duration>PT1M57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